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3E000004C6BBC7BEC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282cm" style:contextual-spacing="false"/>
    </style:style>
    <style:style style:name="P3" style:family="paragraph" style:parent-style-name="List_20_Paragraph" style:list-style-name="WWNum2">
      <style:text-properties fo:font-size="14pt" officeooo:paragraph-rsid="00125452" style:font-size-asian="14pt" style:font-size-complex="14pt"/>
    </style:style>
    <style:style style:name="P4" style:family="paragraph" style:parent-style-name="List_20_Paragraph" style:list-style-name="WWNum2">
      <style:text-properties fo:font-size="14pt" fo:language="hu" fo:country="HU" officeooo:paragraph-rsid="00125452" style:font-size-asian="14pt" style:font-size-complex="14pt"/>
    </style:style>
    <style:style style:name="P5" style:family="paragraph" style:parent-style-name="List_20_Paragraph" style:list-style-name="WWNum2">
      <style:paragraph-properties fo:margin-left="0cm" fo:text-indent="0cm" style:auto-text-indent="false"/>
      <style:text-properties fo:font-size="14pt" fo:language="hu" fo:country="HU" officeooo:paragraph-rsid="00125452" style:font-size-asian="14pt" style:font-size-complex="14pt"/>
    </style:style>
    <style:style style:name="P6" style:family="paragraph" style:parent-style-name="List_20_Paragraph" style:list-style-name="WWNum2">
      <style:text-properties fo:font-size="14pt" fo:language="hu" fo:country="HU" officeooo:rsid="00125452" officeooo:paragraph-rsid="00125452" style:font-size-asian="14pt" style:font-size-complex="14pt"/>
    </style:style>
    <style:style style:name="P7" style:family="paragraph" style:parent-style-name="List_20_Paragraph">
      <style:paragraph-properties fo:margin-left="0cm" fo:text-indent="0cm" style:auto-text-indent="false"/>
      <style:text-properties fo:font-size="14pt" fo:language="hu" fo:country="HU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24pt" fo:language="hu" fo:country="HU" fo:font-weight="bold" style:font-size-asian="24pt" style:font-weight-asian="bold" style:font-size-complex="24pt" style:font-weight-complex="bold"/>
    </style:style>
    <style:style style:name="T2" style:family="text">
      <style:text-properties fo:font-size="20pt" fo:language="hu" fo:country="HU" style:font-size-asian="20pt" style:font-size-complex="20pt"/>
    </style:style>
    <style:style style:name="T3" style:family="text">
      <style:text-properties fo:font-size="20pt" fo:language="hu" fo:country="HU" officeooo:rsid="00125452" style:font-size-asian="20pt" style:font-size-complex="20pt"/>
    </style:style>
    <style:style style:name="T4" style:family="text">
      <style:text-properties fo:language="hu" fo:country="HU"/>
    </style:style>
    <style:style style:name="T5" style:family="text">
      <style:text-properties fo:language="hu" fo:country="HU" officeooo:rsid="00125452"/>
    </style:style>
    <style:style style:name="T6" style:family="text">
      <style:text-properties officeooo:rsid="0012e0d7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Előfeladatok</text:span></text:p>
      <text:p text:style-name="P2" loext:marker-style-name="T2"><text:span text:style-name="T2">Előfeladato</text:span><text:span text:style-name="T3">k</text:span><text:span text:style-name="T2">:</text:span></text:p>
      <text:list text:style-name="WWNum2">
        <text:list-item>
          <text:p text:style-name="P3"><text:span text:style-name="T4">A csapat minden tagja </text:span><text:span text:style-name="T5">kövesse be az esemény Instagram oldalát és </text:span><text:span text:style-name="T4">reagáljon a </text:span><text:span text:style-name="T5">legkevesebb reakciót kapott bejegyzésére.</text:span></text:p>
          <text:p text:style-name="P4">(1 pont)</text:p>
          <text:p text:style-name="P5"/>
        </text:list-item>
        <text:list-item>
          <text:p text:style-name="P6">Induljatok a szervezők által nektek megadott ideális útvonal első helyéről a megfelelő időben.</text:p>
          <text:p text:style-name="P4">(1 pont)</text:p>
        </text:list-item>
      </text:list>
      <text:p text:style-name="P7"/>
      <text:list text:continue-numbering="true" text:style-name="WWNum2">
        <text:list-item>
          <text:p text:style-name="P6">Keressetek egy 4 karakterből álló közismert csapatot, a kocsmatúrán vegyetek részt olyan jelmezekben, hogy felismerhető legyen a csapat melyik tagja melyikük! A pontozást az állomások szervezői segítségével osztjuk majd ki. Amennyiben sikerül készítsetek egy csapat képet induláskor, hogy teljes egészében láthassuk <text:span text:style-name="T6">mit alkottatok.</text:span></text:p>
          <text:p text:style-name="P6">(5 pont)</text:p>
          <text:p text:style-name="P6"/>
        </text:list-item>
        <text:list-item>
          <text:p text:style-name="P6">Írjatok egy rövid maximum 1 oldalas történetet, hogy a 3. feladatban választott csapat, hogyan került abba a szituációba, hogy részt vesz a kocsmatúrán, illetve mi a motivációjuk, hogy jól teljesítsenek. <text:span text:style-name="T6">A feladatot elég a kocsmatúra végén, a többi feladattal együtt feltölteni!</text:span></text:p>
          <text:p text:style-name="P6">(3 pon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2pt" style:font-size-asian="12pt" style:font-size-complex="12pt"/>
    </style:style>
    <style:style style:name="ListLabel_20_11" style:display-name="ListLabel 11" style:family="text">
      <style:text-properties fo:font-size="10pt" style:font-size-asian="10pt" style:font-size-complex="10pt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2pt" fo:language="hu" fo:country="HU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(%3%" style:num-prefix="(" style:num-format="1" text:start-value="2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-téma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>
      <loext:graphic-properties draw:fill="none"/>
      <style:paragraph-properties fo:text-align="center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48cm" style:dynamic-spacing="true"/>
      </style:header-style>
      <style:footer-style>
        <style:header-footer-properties fo:min-height="1.249cm" fo:margin-left="0cm" fo:margin-right="0cm" fo:margin-top="1.148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2" draw:name="WordPictureWatermark358990111" draw:style-name="Mgr1" draw:text-style-name="MP1" svg:width="50.743cm" svg:height="38.801cm" svg:x="-17.371cm" svg:y="-7.05cm"><draw:image xlink:href="Pictures/100000010000063E000004C6BBC7BEC2.png" xlink:type="simple" xlink:show="embed" xlink:actuate="onLoad" draw:mime-type="image/png"><text:p/></draw:image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Bótor Bálint Sólyom</meta:initial-creator>
    <meta:editing-cycles>11</meta:editing-cycles>
    <meta:print-date>2024-03-09T21:00:00</meta:print-date>
    <meta:creation-date>2024-02-25T10:20:00</meta:creation-date>
    <dc:date>2026-02-21T15:52:43.340172400</dc:date>
    <meta:editing-duration>PT3H13M12S</meta:editing-duration>
    <meta:generator>LibreOffice/25.2.7.2$Windows_X86_64 LibreOffice_project/5cbfd1ab6520636bb5f7b99185aa69bd7456825d</meta:generator>
    <meta:document-statistic meta:table-count="0" meta:image-count="0" meta:object-count="0" meta:page-count="1" meta:paragraph-count="10" meta:word-count="128" meta:character-count="886" meta:non-whitespace-character-count="772"/>
    <meta:user-defined meta:name="AppVersion">16.0000</meta:user-defined>
    <meta:template xlink:type="simple" xlink:actuate="onRequest" xlink:title="Normal.dotm" xlink:href=""/>
  </office:meta>
</office:document-meta>
</file>